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List_20_Paragraph" style:list-style-name="WWNum1">
      <style:paragraph-properties fo:margin-left="0.501cm" fo:margin-top="0cm" fo:margin-bottom="0cm" style:contextual-spacing="true" fo:line-height="150%" fo:text-indent="1cm" style:auto-text-indent="false"/>
    </style:style>
    <style:style style:name="P2" style:family="paragraph" style:parent-style-name="List_20_Paragraph" style:list-style-name="WWNum1">
      <style:paragraph-properties fo:margin-left="0cm" fo:margin-top="0cm" fo:margin-bottom="0cm" style:contextual-spacing="true" fo:line-height="150%" fo:text-indent="1.501cm" style:auto-text-indent="false"/>
    </style:style>
    <style:style style:name="P3" style:family="paragraph" style:parent-style-name="List_20_Paragraph" style:list-style-name="WWNum3">
      <style:paragraph-properties fo:margin-top="0cm" fo:margin-bottom="0cm" style:contextual-spacing="true" fo:line-height="150%" fo:text-align="justify" style:justify-single-word="false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List_20_Paragraph" style:list-style-name="WWNum4">
      <style:paragraph-properties fo:margin-left="0.501cm" fo:text-indent="0.75cm" style:auto-text-indent="fals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margin-top="0cm" fo:margin-bottom="0cm" style:contextual-spacing="false" fo:line-height="150%" fo:text-align="center" style:justify-single-word="false" fo:text-indent="1.251cm" style:auto-text-indent="false"/>
    </style:style>
    <style:style style:name="P7" style:family="paragraph" style:parent-style-name="Standard">
      <style:paragraph-properties fo:margin-top="0cm" fo:margin-bottom="0cm" style:contextual-spacing="false" fo:line-height="150%" fo:text-indent="1.251cm" style:auto-text-indent="false"/>
    </style:style>
    <style:style style:name="P8" style:family="paragraph" style:parent-style-name="Standard">
      <style:paragraph-properties fo:margin-top="0cm" fo:margin-bottom="0cm" style:contextual-spacing="false" fo:line-height="150%" fo:text-align="justify" style:justify-single-word="false" fo:hyphenation-ladder-count="no-limit" fo:text-indent="1.251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Standard">
      <style:paragraph-properties fo:margin-left="0.635cm" fo:margin-top="0cm" fo:margin-bottom="0cm" style:contextual-spacing="false" fo:line-height="150%" fo:text-align="justify" style:justify-single-word="false" fo:hyphenation-ladder-count="no-limit" fo:text-indent="-0.385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 style:master-page-name="">
      <loext:graphic-properties draw:fill="none"/>
      <style:paragraph-properties fo:margin-left="0.499cm" fo:margin-right="0cm" fo:margin-top="0cm" fo:margin-bottom="0cm" style:contextual-spacing="false" fo:line-height="150%" fo:text-align="justify" style:justify-single-word="false" fo:orphans="2" fo:widows="2" fo:hyphenation-ladder-count="no-limit" fo:text-indent="0.801cm" style:auto-text-indent="false" style:page-number="auto" fo:break-before="page" fo:background-color="transparen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style:paragraph-properties fo:margin-left="0.501cm" fo:margin-top="0cm" fo:margin-bottom="0cm" style:contextual-spacing="false" fo:line-height="150%" fo:text-indent="1cm" style:auto-text-indent="false"/>
      <style:text-properties style:font-name="Times New Roman" fo:font-size="14pt" style:font-size-asian="14pt" style:font-name-complex="Times New Roman1" style:font-size-complex="14pt"/>
    </style:style>
    <style:style style:name="P12" style:family="paragraph" style:parent-style-name="Standard">
      <style:paragraph-properties fo:margin-left="0.501cm" fo:text-indent="0.75cm" style:auto-text-indent="false"/>
    </style:style>
    <style:style style:name="T1" style:family="text">
      <style:text-properties style:font-name="Times New Roman" fo:font-size="16pt" fo:font-weight="bold" style:font-size-asian="16pt" style:font-weight-asian="bold" style:font-name-complex="Times New Roman1" style:font-size-complex="16pt"/>
    </style:style>
    <style:style style:name="T2" style:family="text">
      <style:text-properties style:font-name="Times New Roman" fo:font-size="16pt" fo:font-weight="bold" style:font-size-asian="16pt" style:font-weight-asian="bold" style:font-name-complex="Times New Roman1" style:font-size-complex="16pt" style:font-weight-complex="bold"/>
    </style:style>
    <style:style style:name="T3" style:family="text">
      <style:text-properties style:font-name="Times New Roman" fo:font-size="14pt" style:font-size-asian="14pt" style:font-name-complex="Times New Roman1" style:font-size-complex="14pt"/>
    </style:style>
    <style:style style:name="T4" style:family="text">
      <style:text-properties style:font-name="Times New Roman" fo:font-size="14pt" style:font-size-asian="14pt" style:font-name-complex="Times New Roman1" style:font-size-complex="14pt" style:font-weight-complex="bold"/>
    </style:style>
    <style:style style:name="T5" style:family="text">
      <style:text-properties style:font-name="Times New Roman" fo:font-size="14pt" officeooo:rsid="00046a12" style:font-size-asian="14pt" style:font-name-complex="Times New Roman1" style:font-size-complex="14pt"/>
    </style:style>
    <style:style style:name="T6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7" style:family="text"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T8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9" style:family="text">
      <style:text-properties style:font-name="Times New Roman" fo:font-size="14pt" fo:language="en" fo:country="US" style:font-name-asian="Times New Roman1" style:font-size-asian="14pt" style:language-asian="ru" style:country-asian="RU" style:font-name-complex="Times New Roman1" style:font-size-complex="14pt"/>
    </style:style>
    <style:style style:name="T10" style:family="text">
      <style:text-properties style:font-name="Times New Roman" fo:font-size="14pt" style:text-underline-style="solid" style:text-underline-width="auto" style:text-underline-color="font-color" style:font-name-asian="Times New Roman1" style:font-size-asian="14pt" style:language-asian="ru" style:country-asian="RU" style:font-name-complex="Times New Roman1" style:font-size-complex="14pt"/>
    </style:style>
    <style:style style:name="T11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12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3" style:family="text">
      <style:text-properties style:font-name="Times New Roman" fo:font-size="14pt" fo:font-style="italic" style:text-underline-style="solid" style:text-underline-width="auto" style:text-underline-color="font-color" style:font-name-asian="Times New Roman1" style:font-size-asian="14pt" style:language-asian="ru" style:country-asian="RU" style:font-style-asian="italic" style:font-name-complex="Times New Roman1" style:font-size-complex="14pt" style:font-style-complex="italic"/>
    </style:style>
    <style:style style:name="T14" style:family="text">
      <style:text-properties style:font-name="Times New Roman" fo:font-size="14pt" fo:font-style="italic" style:text-underline-style="solid" style:text-underline-width="auto" style:text-underline-color="font-color" fo:font-weight="bold" style:font-name-asian="Times New Roman1" style:font-size-asian="14pt" style:language-asian="ru" style:country-asian="RU" style:font-style-asian="italic" style:font-weight-asian="bold" style:font-name-complex="Times New Roman1" style:font-size-complex="14pt" style:font-style-complex="italic" style:font-weight-complex="bold"/>
    </style:style>
    <style:style style:name="T15" style:family="text">
      <style:text-properties style:font-name="Times New Roman" fo:font-size="14pt" fo:font-style="italic" style:text-underline-style="none" style:font-name-asian="Times New Roman1" style:font-size-asian="14pt" style:language-asian="ru" style:country-asian="RU" style:font-style-asian="italic" style:font-name-complex="Times New Roman1" style:font-size-complex="14pt" style:font-style-complex="italic"/>
    </style:style>
    <style:style style:name="T16" style:family="text">
      <style:text-properties style:font-name="Times New Roman" fo:font-size="14pt" style:text-underline-style="none" style:font-name-asian="Times New Roman1" style:font-size-asian="14pt" style:language-asian="ru" style:country-asian="RU" style:font-name-complex="Times New Roman1" style:font-size-complex="14pt"/>
    </style:style>
    <style:style style:name="T17" style:family="text">
      <style:text-properties style:font-name="Times New Roman" fo:font-size="14pt" style:text-underline-style="none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18" style:family="text">
      <style:text-properties style:font-name="Times New Roman" fo:font-size="14pt" fo:font-style="normal" style:text-underline-style="solid" style:text-underline-width="auto" style:text-underline-color="font-color" fo:font-weight="bold" style:font-name-asian="Times New Roman1" style:font-size-asian="14pt" style:language-asian="ru" style:country-asian="RU" style:font-style-asian="normal" style:font-weight-asian="bold" style:font-name-complex="Times New Roman1" style:font-size-complex="14pt" style:font-style-complex="normal" style:font-weight-complex="bold"/>
    </style:style>
    <style:style style:name="T19" style:family="text">
      <style:text-properties style:font-name="Times New Roman" fo:font-size="14pt" fo:font-style="normal" style:text-underline-style="solid" style:text-underline-width="auto" style:text-underline-color="font-color" style:font-name-asian="Times New Roman1" style:font-size-asian="14pt" style:language-asian="ru" style:country-asian="RU" style:font-style-asian="normal" style:font-name-complex="Times New Roman1" style:font-size-complex="14pt" style:font-style-complex="normal"/>
    </style:style>
    <style:style style:name="T20" style:family="text">
      <style:text-properties style:font-name="Times New Roman" fo:font-size="14pt" fo:font-style="normal" style:text-underline-style="none" fo:font-weight="bold" style:font-name-asian="Times New Roman1" style:font-size-asian="14pt" style:language-asian="ru" style:country-asian="RU" style:font-style-asian="normal" style:font-weight-asian="bold" style:font-name-complex="Times New Roman1" style:font-size-complex="14pt" style:font-style-complex="normal" style:font-weight-complex="bold"/>
    </style:style>
    <style:style style:name="T21" style:family="text">
      <style:text-properties style:font-name="Times New Roman" fo:font-size="14pt" fo:font-style="normal" style:text-underline-style="none" style:font-name-asian="Times New Roman1" style:font-size-asian="14pt" style:language-asian="ru" style:country-asian="RU" style:font-style-asian="normal" style:font-name-complex="Times New Roman1" style:font-size-complex="14pt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 loext:marker-style-name="T2"><text:span text:style-name="T2">ЛПР № 4</text:span><text:span text:style-name="T2"/></text:p>
      <text:p text:style-name="P6" loext:marker-style-name="T1"><text:span text:style-name="T1">Оценка стоимости услуг по инсталляции, настройке и обслуживанию <text:s/>программного обеспечения компьютерных систем</text:span><text:span text:style-name="T1"/></text:p>
      <text:p text:style-name="P7" loext:marker-style-name="T3"><text:span text:style-name="T3">Оценка стоимости услуг по инсталляции, настройке и обслуживанию программного обеспечения компьютерных систем может варьироваться в зависимости от нескольких факторов, включая:</text:span><text:span text:style-name="T3"/></text:p>
      <text:list text:style-name="WWNum1">
        <text:list-item>
          <text:p text:style-name="P1" loext:marker-style-name="T3"><text:span text:style-name="T6">Масштаб и сложность системы</text:span><text:span text:style-name="T3">: Установка и настройка программного обеспечения для небольшого офиса с несколькими компьютерами будет стоить намного меньше, чем для большой </text:span><text:span text:style-name="T5">сети предприятии.</text:span></text:p>
        </text:list-item>
        <text:list-item>
          <text:p text:style-name="P1" loext:marker-style-name="T3"><text:span text:style-name="T6">Вид программного обеспечения</text:span><text:span text:style-name="T3">: Некоторое программное обеспечение может требовать более сложной установки и настройки, чем другое. Например, установка и настройка специализированного программного обеспечения для управления базами данных может потребовать больше времени и навыков, чем установка офисного пакета.</text:span></text:p>
        </text:list-item>
        <text:list-item>
          <text:p text:style-name="P1" loext:marker-style-name="T3"><text:span text:style-name="T6">Уровень поддержки и обслуживания</text:span><text:span text:style-name="T3">: Если требуется регулярное обслуживание и поддержка, это также может повлиять на стоимость. Это может включать в себя регулярные обновления, мониторинг безопасности и т.д.</text:span></text:p>
        </text:list-item>
        <text:list-item>
          <text:p text:style-name="P1" loext:marker-style-name="T3"><text:span text:style-name="T6">Срочность выполнения</text:span><text:span text:style-name="T3">: Если требуется срочная установка и настройка, возможно, потребуется дополнительная плата за приоритетное обслуживание.</text:span></text:p>
        </text:list-item>
      </text:list>
      <text:p text:style-name="P11" loext:marker-style-name="T3"/>
      <text:list text:continue-numbering="true" text:style-name="WWNum1">
        <text:list-item>
          <text:p text:style-name="P1" loext:marker-style-name="T8"><text:span text:style-name="T6">Лицензирование программного обеспечения</text:span><text:span text:style-name="T3">: Некоторое программное обеспечение может требовать покупки лицензий. Эти расходы также должны быть учтены.</text:span></text:p>
        </text:list-item>
        <text:list-item>
          <text:p text:style-name="P2" loext:marker-style-name="T3"><text:soft-page-break/><text:span text:style-name="T6">Локальные или удаленные услуги</text:span><text:span text:style-name="T3">: Услуги могут предоставляться как локально (физическое присутствие специалиста) так и удаленно (через интернет).</text:span></text:p>
        </text:list-item>
      </text:list>
      <text:p text:style-name="P8" loext:marker-style-name="T9"><text:span text:style-name="T17">Методологии внедрения</text:span><text:span text:style-name="T11"> представляют собой глубоко проработанные, проверенные, многократно апробированные рабочие инструкции и шаблоны проектных документов. Такие стандарты обычно далеки от теоретических абстракций, ориентированы на особенности конкретных систем, содержат наилучший опыт.</text:span></text:p>
      <text:p text:style-name="P8" loext:marker-style-name="T11"><text:span text:style-name="T20">Управления сроками проекта</text:span><text:span text:style-name="T11"> (time </text:span><text:span text:style-name="T12">management</text:span><text:span text:style-name="T11">) - это процесс, используемый для обеспечения своевременного завершения проекта. Он состоит из шести процессов:</text:span></text:p>
      <text:list text:style-name="WWNum3">
        <text:list-item>
          <text:p text:style-name="P3" loext:marker-style-name="T11"><text:span text:style-name="T7">Определение состава операций</text:span><text:span text:style-name="T11"><text:tab/>- процесс определения конкретных плановых операций, которые необходимо выполнить для <text:s/>внедрения ИС.</text:span></text:p>
        </text:list-item>
        <text:list-item>
          <text:p text:style-name="P3" loext:marker-style-name="T11"><text:span text:style-name="T7">Определение взаимосвязей операций</text:span><text:span text:style-name="T11"><text:tab/>- процесс выявления и документирования последовательности выполнения плановых операций.</text:span></text:p>
        </text:list-item>
        <text:list-item>
          <text:p text:style-name="P3" loext:marker-style-name="T11"><text:span text:style-name="T7">Определение ресурсов операции</text:span><text:span text:style-name="T11"><text:tab/>- процесс определения необходимых для выполнения каждой плановой операции ресурсов и их количества.</text:span></text:p>
        </text:list-item>
        <text:list-item>
          <text:p text:style-name="P3" loext:marker-style-name="T11"><text:span text:style-name="T7">Определение длительности операций</text:span><text:span text:style-name="T11"><text:tab/>- процесс определения продолжительности выполнения каждой плановой операции.</text:span></text:p>
        </text:list-item>
        <text:list-item>
          <text:p text:style-name="P3" loext:marker-style-name="T11"><text:span text:style-name="T7">Разработка расписания</text:span><text:span text:style-name="T11"><text:tab/>- процесс составления расписания проекта с учетом последовательностей операций, их длительности, требований к ресурсам и ограничений на сроки выполнения проекта в целом.</text:span></text:p>
        </text:list-item>
        <text:list-item>
          <text:p text:style-name="P3" loext:marker-style-name="T11"><text:span text:style-name="T7">Управление расписанием</text:span><text:span text:style-name="T11"><text:tab/>- процесс управления изменениями расписания проекта.</text:span></text:p>
        </text:list-item>
      </text:list>
      <text:p text:style-name="P9" loext:marker-style-name="T11"><text:span text:style-name="T21"/></text:p>
      <text:p text:style-name="P10" loext:marker-style-name="T11"><text:span text:style-name="T21">Управление стоимостью</text:span><text:span text:style-name="T11"> проекта объединяет процессы, выполняемые в ходе планирования, разработки бюджета и контролирования затрат и обеспечивающие завершение проекта в рамках утвержденного бюджета. К процессам управления стоимостью относятся:</text:span></text:p>
      <text:list text:style-name="WWNum4">
        <text:list-item>
          <text:p text:style-name="P4" loext:marker-style-name="T4"><text:span text:style-name="T4">стоимостная оценка<text:tab/>- определение примерной стоимости ресурсов, необходимых для выполнения операций проекта;</text:span><text:span text:style-name="T4"/></text:p>
        </text:list-item>
        <text:list-item>
          <text:p text:style-name="P4" loext:marker-style-name="T4"><text:span text:style-name="T4">разработка бюджета расходов<text:tab/>- суммирование оценок стоимости отдельных операций или пакетов работ с целью формирования базового плана по стоимости;</text:span><text:span text:style-name="T4"/></text:p>
        </text:list-item>
        <text:list-item>
          <text:p text:style-name="P4" loext:marker-style-name="T4"><text:span text:style-name="T4">управление стоимостью<text:tab/>- воздействие на факторы, вызывающие отклонения по стоимости, и управление изменениями бюджета проекта.</text:span><text:span text:style-name="T4"/></text:p>
        </text:list-item>
      </text:list>
      <text:p text:style-name="P12" loext:marker-style-name="T4"><text:span text:style-name="T21">Управление рисками</text:span><text:span text:style-name="T11"> тесно связано с общим жизненным циклом проекта. На ранних этапах преобладают риски, связанные с бизнесом, рамками проекта, требованиями к конечному продукту и проектированием этого продукта.</text:span><text:bookmark text:name="_GoBack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ＭＳ 明朝" style:font-size-asian="11pt" style:language-asian="ja" style:country-asian="JP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ＭＳ 明朝" style:font-size-asian="11pt" style:language-asian="ja" style:country-asian="JP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style:letter-kerning="true" style:font-name-asian="Calibri1" style:font-family-asian="Calibri" style:font-family-generic-asian="system" style:font-pitch-asian="variable" style:language-asian="en" style:country-asian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Default_20_Paragraph_20_Font_20__28_WW_29_" style:display-name="Default Paragraph Font (WW)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napo</meta:initial-creator>
    <meta:editing-cycles>4</meta:editing-cycles>
    <meta:creation-date>2023-10-30T15:18:00</meta:creation-date>
    <dc:date>2023-11-02T19:34:53.616000000</dc:date>
    <meta:editing-duration>PT48M21S</meta:editing-duration>
    <meta:generator>LibreOffice/7.6.2.1$Windows_X86_64 LibreOffice_project/56f7684011345957bbf33a7ee678afaf4d2ba333</meta:generator>
    <meta:document-statistic meta:table-count="0" meta:image-count="0" meta:object-count="0" meta:page-count="3" meta:paragraph-count="22" meta:word-count="420" meta:character-count="3470" meta:non-whitespace-character-count="3085"/>
    <meta:user-defined meta:name="AppVersion">14.0000</meta:user-defined>
    <meta:template xlink:type="simple" xlink:actuate="onRequest" xlink:title="Normal.dotm" xlink:href=""/>
  </office:meta>
</office:document-meta>
</file>